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EE00000040EA1D7662F090F55F.png" manifest:media-type="image/png"/>
  <manifest:file-entry manifest:full-path="Pictures/10000001000002EE000001527CFDCCFA4583CF2D.png" manifest:media-type="image/png"/>
  <manifest:file-entry manifest:full-path="Pictures/10000001000002FE0000021E0691C60349095EE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212cm" svg:stroke-color="#000000" draw:marker-start-width="0.517cm" draw:marker-end-width="0.517cm" draw:fill="none" draw:textarea-vertical-align="middle" fo:padding-top="0.23cm" fo:padding-bottom="0.23cm" fo:padding-left="0.355cm" fo:padding-right="0.35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12.692cm" svg:x="1.25cm" svg:y="15.75cm">
          <draw:image xlink:href="Pictures/10000001000002FE0000021E0691C60349095EE4.png" xlink:type="simple" xlink:show="embed" xlink:actuate="onLoad" draw:mime-type="image/png">
            <text:p/>
          </draw:image>
        </draw:frame>
        <draw:frame draw:style-name="gr1" draw:text-style-name="P1" draw:layer="layout" svg:width="18.999cm" svg:height="12.561cm" svg:x="1.251cm" svg:y="1.189cm">
          <draw:image xlink:href="Pictures/10000001000002EE000001527CFDCCFA4583CF2D.png" xlink:type="simple" xlink:show="embed" xlink:actuate="onLoad" draw:mime-type="image/png">
            <text:p/>
          </draw:image>
        </draw:frame>
        <draw:frame draw:style-name="gr1" draw:text-style-name="P1" draw:layer="layout" svg:width="18.999cm" svg:height="1.619cm" svg:x="1.25cm" svg:y="14.381cm">
          <draw:image xlink:href="Pictures/10000001000002EE00000040EA1D7662F090F55F.png" xlink:type="simple" xlink:show="embed" xlink:actuate="onLoad" draw:mime-type="image/png">
            <text:p/>
          </draw:image>
        </draw:frame>
        <draw:line draw:style-name="gr2" draw:text-style-name="P2" draw:layer="layout" svg:x1="1.25cm" svg:y1="14cm" svg:x2="20.9cm" svg:y2="1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20T18:48:21.408622905</meta:creation-date>
    <dc:date>2022-06-20T18:51:55.436479751</dc:date>
    <meta:editing-duration>PT3M35S</meta:editing-duration>
    <meta:editing-cycles>1</meta:editing-cycles>
    <meta:generator>LibreOffice/7.3.3.2$Linux_X86_64 LibreOffice_project/30$Build-2</meta:generator>
    <meta:print-date>2022-06-20T18:52:12.381807208</meta:print-date>
    <meta:document-statistic meta:object-count="4"/>
  </office:meta>
</office:document-meta>
</file>